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2_20_Dots_20_3_20_Dashe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family="Ubuntu" style:font-pitch="variable" fo:font-weight="bold" style:font-weight-asian="bold" style:font-weight-complex="bold"/>
    </style:style>
    <style:style style:name="P4" style:family="paragraph">
      <style:text-properties fo:font-family="Ubuntu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/>
    </style:style>
    <style:style style:name="T2" style:family="text">
      <style:text-properties fo:font-family="Ubuntu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4cm" svg:y1="13.201cm" svg:x2="2.4cm" svg:y2="1.701cm">
          <text:p/>
        </draw:line>
        <draw:line draw:style-name="gr1" draw:text-style-name="P1" draw:layer="layout" svg:x1="1.4cm" svg:y1="12.701cm" svg:x2="22.2cm" svg:y2="12.701cm">
          <text:p/>
        </draw:line>
        <draw:line draw:style-name="gr2" draw:text-style-name="P1" draw:layer="layout" svg:x1="5.9cm" svg:y1="12.201cm" svg:x2="5.9cm" svg:y2="13.201cm">
          <text:p/>
        </draw:line>
        <draw:line draw:style-name="gr2" draw:text-style-name="P1" draw:layer="layout" svg:x1="9.5cm" svg:y1="12.201cm" svg:x2="9.5cm" svg:y2="13.201cm">
          <text:p/>
        </draw:line>
        <draw:line draw:style-name="gr2" draw:text-style-name="P1" draw:layer="layout" svg:x1="13.2cm" svg:y1="12.201cm" svg:x2="13.2cm" svg:y2="13.201cm">
          <text:p/>
        </draw:line>
        <draw:line draw:style-name="gr2" draw:text-style-name="P1" draw:layer="layout" svg:x1="17cm" svg:y1="12.201cm" svg:x2="17cm" svg:y2="13.201cm">
          <text:p/>
        </draw:line>
        <draw:line draw:style-name="gr2" draw:text-style-name="P1" draw:layer="layout" svg:x1="20.6cm" svg:y1="12.201cm" svg:x2="20.6cm" svg:y2="13.201cm">
          <text:p/>
        </draw:line>
        <draw:line draw:style-name="gr3" draw:text-style-name="P1" draw:layer="layout" svg:x1="5.9cm" svg:y1="3.701cm" svg:x2="5.9cm" svg:y2="11.701cm">
          <text:p/>
        </draw:line>
        <draw:line draw:style-name="gr3" draw:text-style-name="P1" draw:layer="layout" svg:x1="9.5cm" svg:y1="3.701cm" svg:x2="9.5cm" svg:y2="11.701cm">
          <text:p/>
        </draw:line>
        <draw:line draw:style-name="gr3" draw:text-style-name="P1" draw:layer="layout" svg:x1="13.2cm" svg:y1="3.701cm" svg:x2="13.2cm" svg:y2="11.701cm">
          <text:p/>
        </draw:line>
        <draw:line draw:style-name="gr3" draw:text-style-name="P1" draw:layer="layout" svg:x1="17cm" svg:y1="3.701cm" svg:x2="17cm" svg:y2="11.701cm">
          <text:p/>
        </draw:line>
        <draw:line draw:style-name="gr3" draw:text-style-name="P1" draw:layer="layout" svg:x1="20.6cm" svg:y1="3.701cm" svg:x2="20.6cm" svg:y2="11.701cm">
          <text:p/>
        </draw:line>
        <draw:custom-shape draw:style-name="gr4" draw:text-style-name="P1" xml:id="id1" draw:id="id1" draw:layer="layout" svg:width="0.5cm" svg:height="0.5cm" svg:x="2.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0.5cm" svg:height="0.5cm" svg:x="5.6cm" svg:y="5.1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5cm" svg:height="0.5cm" svg:x="5.6cm" svg:y="6.8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0.5cm" svg:height="0.5cm" svg:x="5.6cm" svg:y="8.5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0.5cm" svg:height="0.5cm" svg:x="5.6cm" svg:y="10.3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0.5cm" svg:height="0.5cm" svg:x="9.2cm" svg:y="4.3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5cm" svg:height="0.5cm" svg:x="9.2cm" svg:y="5.9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0.5cm" svg:height="0.5cm" svg:x="9.2cm" svg:y="8.0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0.5cm" svg:height="0.5cm" svg:x="12.9cm" svg:y="6.8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0.5cm" svg:height="0.5cm" svg:x="16.8cm" svg:y="7.6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0.5cm" svg:height="0.5cm" svg:x="20.4cm" svg:y="6.3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cm" svg:y1="7.851cm" svg:x2="5.673cm" svg:y2="5.528cm" draw:start-shape="id1" draw:start-glue-point="10" draw:end-shape="id2" draw:end-glue-point="7" svg:d="m2600 7851 3073-2323">
          <text:p/>
        </draw:connector>
        <draw:connector draw:style-name="gr7" draw:text-style-name="P1" draw:layer="layout" draw:type="line" svg:x1="6.027cm" svg:y1="5.528cm" svg:x2="9.2cm" svg:y2="6.151cm" draw:start-shape="id2" draw:start-glue-point="9" draw:end-shape="id3" draw:end-glue-point="6" svg:d="m6027 5528 3173 623">
          <text:p/>
        </draw:connector>
        <draw:connector draw:style-name="gr7" draw:text-style-name="P1" draw:layer="layout" draw:type="line" svg:x1="6.1cm" svg:y1="5.351cm" svg:x2="9.2cm" svg:y2="4.551cm" draw:start-shape="id2" draw:start-glue-point="10" draw:end-shape="id4" draw:end-glue-point="6" svg:d="m6100 5351 3100-800">
          <text:p/>
        </draw:connector>
        <draw:connector draw:style-name="gr7" draw:text-style-name="P1" draw:layer="layout" draw:type="line" svg:x1="5.85cm" svg:y1="5.601cm" svg:x2="9.273cm" svg:y2="8.074cm" draw:start-shape="id2" draw:start-glue-point="8" draw:end-shape="id5" draw:end-glue-point="5" svg:d="m5850 5601 3423 2473">
          <text:p/>
        </draw:connector>
        <draw:connector draw:style-name="gr7" draw:text-style-name="P1" draw:layer="layout" draw:type="line" svg:x1="2.6cm" svg:y1="7.851cm" svg:x2="5.6cm" svg:y2="7.051cm" draw:start-shape="id1" draw:start-glue-point="10" draw:end-shape="id6" draw:end-glue-point="6" svg:d="m2600 7851 3000-800">
          <text:p/>
        </draw:connector>
        <draw:connector draw:style-name="gr7" draw:text-style-name="P1" draw:layer="layout" draw:type="line" svg:x1="2.527cm" svg:y1="8.028cm" svg:x2="5.6cm" svg:y2="8.751cm" draw:start-shape="id1" draw:start-glue-point="9" draw:end-shape="id7" draw:end-glue-point="6" svg:d="m2527 8028 3073 723">
          <text:p/>
        </draw:connector>
        <draw:connector draw:style-name="gr7" draw:text-style-name="P1" draw:layer="layout" draw:type="line" svg:x1="2.527cm" svg:y1="8.028cm" svg:x2="5.6cm" svg:y2="10.551cm" draw:start-shape="id1" draw:start-glue-point="9" draw:end-shape="id8" draw:end-glue-point="6" svg:d="m2527 8028 3073 2523">
          <text:p/>
        </draw:connector>
        <draw:connector draw:style-name="gr7" draw:text-style-name="P1" draw:layer="layout" draw:type="line" svg:x1="9.7cm" svg:y1="8.251cm" svg:x2="12.9cm" svg:y2="7.051cm" draw:start-shape="id5" draw:start-glue-point="10" draw:end-shape="id9" draw:end-glue-point="6" svg:d="m9700 8251 3200-1200">
          <text:p/>
        </draw:connector>
        <draw:connector draw:style-name="gr7" draw:text-style-name="P1" draw:layer="layout" draw:type="line" svg:x1="13.4cm" svg:y1="7.051cm" svg:x2="16.8cm" svg:y2="7.851cm" draw:start-shape="id9" draw:start-glue-point="10" draw:end-shape="id10" draw:end-glue-point="6" svg:d="m13400 7051 3400 800">
          <text:p/>
        </draw:connector>
        <draw:connector draw:style-name="gr7" draw:text-style-name="P1" draw:layer="layout" draw:type="line" svg:x1="17.3cm" svg:y1="7.851cm" svg:x2="20.4cm" svg:y2="6.551cm" draw:start-shape="id10" draw:start-glue-point="10" draw:end-shape="id11" draw:end-glue-point="6" svg:d="m17300 7851 3100-1300">
          <text:p/>
        </draw:connector>
        <draw:connector draw:style-name="gr8" draw:text-style-name="P1" draw:layer="layout" draw:type="line" svg:x1="6.027cm" svg:y1="10.728cm" svg:x2="8.499cm" svg:y2="10.649cm" draw:start-shape="id8" draw:start-glue-point="9" svg:d="m6027 10728 2472-79">
          <text:p/>
        </draw:connector>
        <draw:frame draw:style-name="gr9" draw:layer="layout" svg:width="13.374cm" svg:height="3.208cm" svg:x="3cm" svg:y="15.6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4" draw:layer="layout" svg:width="5.959cm" svg:height="1.123cm" svg:x="2.8cm" svg:y="14.397cm">
          <draw:text-box>
            <text:p text:style-name="P3"><text:span text:style-name="T2">Time modeling</text:span></text:p>
          </draw:text-box>
        </draw:frame>
        <draw:frame draw:style-name="gr10" draw:text-style-name="P5" draw:layer="layout" svg:width="0.786cm" svg:height="1.195cm" svg:x="21.1cm" svg:y="12.801cm">
          <draw:text-box>
            <text:p><text:span text:style-name="T3">t</text:span></text:p>
          </draw:text-box>
        </draw:frame>
        <draw:frame draw:style-name="gr10" draw:text-style-name="P4" draw:layer="layout" svg:width="8.651cm" svg:height="1.123cm" svg:x="13.413cm" svg:y="1.582cm">
          <draw:text-box>
            <text:p text:style-name="P3"><text:span text:style-name="T2">Logic-dynamic control</text:span></text:p>
          </draw:text-box>
        </draw:frame>
        <draw:frame draw:style-name="gr10" draw:text-style-name="P5" draw:layer="layout" svg:width="1.099cm" svg:height="1.195cm" svg:x="1.4cm" svg:y="12.802cm">
          <draw:text-box>
            <text:p><text:span text:style-name="T3">t</text:span><text:span text:style-name="T4">0</text:span></text:p>
          </draw:text-box>
        </draw:frame>
        <draw:frame draw:style-name="gr10" draw:text-style-name="P5" draw:layer="layout" svg:width="1.099cm" svg:height="1.195cm" svg:x="5.101cm" svg:y="12.803cm">
          <draw:text-box>
            <text:p><text:span text:style-name="T3">t</text:span><text:span text:style-name="T4">1</text:span></text:p>
          </draw:text-box>
        </draw:frame>
        <draw:line draw:style-name="gr11" draw:text-style-name="P1" draw:layer="layout" svg:x1="5.3cm" svg:y1="8.301cm" svg:x2="6.3cm" svg:y2="9.301cm">
          <text:p/>
        </draw:line>
        <draw:line draw:style-name="gr11" draw:text-style-name="P1" draw:layer="layout" svg:x1="5.3cm" svg:y1="9.301cm" svg:x2="6.3cm" svg:y2="8.301cm">
          <text:p/>
        </draw:line>
        <draw:line draw:style-name="gr11" draw:text-style-name="P1" draw:layer="layout" svg:x1="5.3cm" svg:y1="6.601cm" svg:x2="6.3cm" svg:y2="7.601cm">
          <text:p/>
        </draw:line>
        <draw:line draw:style-name="gr11" draw:text-style-name="P1" draw:layer="layout" svg:x1="5.3cm" svg:y1="7.601cm" svg:x2="6.3cm" svg:y2="6.601cm">
          <text:p/>
        </draw:line>
        <draw:line draw:style-name="gr11" draw:text-style-name="P1" draw:layer="layout" svg:x1="9cm" svg:y1="5.701cm" svg:x2="10cm" svg:y2="6.701cm">
          <text:p/>
        </draw:line>
        <draw:line draw:style-name="gr11" draw:text-style-name="P1" draw:layer="layout" svg:x1="9cm" svg:y1="6.701cm" svg:x2="10cm" svg:y2="5.701cm">
          <text:p/>
        </draw:line>
        <draw:custom-shape draw:style-name="gr5" draw:text-style-name="P2" xml:id="id12" draw:id="id12" draw:layer="layout" svg:width="0.5cm" svg:height="0.5cm" svg:x="12.9cm" svg:y="4.501cm">
          <text:p text:style-name="P1"><text:span text:style-name="T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7cm" svg:y1="4.551cm" svg:x2="12.9cm" svg:y2="4.751cm" draw:start-shape="id4" draw:start-glue-point="10" draw:end-shape="id12" draw:end-glue-point="6" svg:d="m9700 4551 3200 200">
          <text:p/>
        </draw:connector>
        <draw:line draw:style-name="gr11" draw:text-style-name="P1" draw:layer="layout" svg:x1="12.6cm" svg:y1="4.301cm" svg:x2="13.6cm" svg:y2="5.301cm">
          <text:p/>
        </draw:line>
        <draw:line draw:style-name="gr11" draw:text-style-name="P1" draw:layer="layout" svg:x1="12.6cm" svg:y1="5.301cm" svg:x2="13.6cm" svg:y2="4.301cm">
          <text:p/>
        </draw:line>
        <draw:frame draw:style-name="gr9" draw:layer="layout" svg:width="3.039cm" svg:height="1.248cm" svg:x="17.715cm" svg:y="14.3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1" draw:text-style-name="P1" draw:layer="layout" svg:x1="19.7cm" svg:y1="14.401cm" svg:x2="20.7cm" svg:y2="15.401cm">
          <text:p/>
        </draw:line>
        <draw:line draw:style-name="gr11" draw:text-style-name="P1" draw:layer="layout" svg:x1="19.7cm" svg:y1="15.401cm" svg:x2="20.7cm" svg:y2="14.401cm">
          <text:p/>
        </draw:line>
        <draw:line draw:style-name="gr11" draw:text-style-name="P1" draw:layer="layout" svg:x1="7.7cm" svg:y1="10.201cm" svg:x2="8.7cm" svg:y2="11.201cm">
          <text:p/>
        </draw:line>
        <draw:line draw:style-name="gr11" draw:text-style-name="P1" draw:layer="layout" svg:x1="7.7cm" svg:y1="11.201cm" svg:x2="8.7cm" svg:y2="10.201cm">
          <text:p/>
        </draw:line>
        <draw:frame draw:style-name="gr10" draw:text-style-name="P4" draw:layer="layout" svg:width="3.77cm" svg:height="1.123cm" svg:x="19.134cm" svg:y="15.582cm">
          <draw:text-box>
            <text:p text:style-name="P3"><text:span text:style-name="T2">Not Goal</text:span></text:p>
          </draw:text-box>
        </draw:frame>
        <draw:custom-shape draw:style-name="gr12" draw:text-style-name="P1" draw:layer="layout" svg:width="1.5cm" svg:height="1.5cm" svg:x="25.2cm" svg:y="7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6.7cm" svg:y="7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3.7cm" svg:y="7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5.2cm" svg:y="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6.7cm" svg:y="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3.7cm" svg:y="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5.2cm" svg:y="10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6.7cm" svg:y="10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3.7cm" svg:y="10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5.2cm" svg:y="12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6.7cm" svg:y="12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3.7cm" svg:y="12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5.2cm" svg:y="13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6.7cm" svg:y="13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3.7cm" svg:y="13.601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5cm" svg:height="0.962cm" svg:x="23.9cm" svg:y="15.101cm">
          <draw:text-box>
            <text:p>1 <text:s text:c="7"/>2 <text:s text:c="5"/>3</text:p>
          </draw:text-box>
        </draw:frame>
        <draw:custom-shape draw:style-name="gr14" draw:text-style-name="P1" draw:layer="layout" svg:width="0.5cm" svg:height="1cm" svg:x="25.7cm" svg:y="13.8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cm" svg:height="1cm" svg:x="24.1cm" svg:y="10.8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cm" svg:height="1cm" svg:x="27cm" svg:y="9.3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4cm" svg:y1="11.501cm" svg:x2="24.4cm" svg:y2="11.001cm">
          <text:p/>
        </draw:line>
        <draw:line draw:style-name="gr1" draw:text-style-name="P1" draw:layer="layout" svg:x1="27.2cm" svg:y1="10.001cm" svg:x2="27.2cm" svg:y2="9.501cm">
          <text:p/>
        </draw:line>
        <draw:custom-shape draw:style-name="gr15" draw:text-style-name="P1" draw:layer="layout" svg:width="0.5cm" svg:height="0.5cm" svg:x="27.2cm" svg:y="6.601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.5cm" svg:height="1.5cm" svg:x="25.2cm" svg:y="6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6.7cm" svg:y="6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3.7cm" svg:y="6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5.2cm" svg:y="4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6.7cm" svg:y="4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23.7cm" svg:y="4.6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24.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cm" svg:height="0.5cm" svg:x="24.2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cm" svg:height="0.5cm" svg:x="27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19:34:37</meta:creation-date>
    <dc:date>2011-05-19T19:37:11</dc:date>
    <dc:creator>alexander </dc:creator>
    <meta:editing-duration>PT2M35S</meta:editing-duration>
    <meta:editing-cycles>1</meta:editing-cycles>
    <meta:document-statistic meta:object-count="87"/>
    <meta:generator>LibreOffice/3.3$Linux LibreOffice_project/330m19$Build-202</meta:generator>
  </office:meta>
</office:document-meta>
</file>

<file path=Object 1/content.xml><?xml version="1.0" encoding="utf-8"?>
<math xmlns="http://www.w3.org/1998/Math/MathML">
  <semantics>
    <mrow>
      <mi mathvariant="normal">∃</mi>
      <mi mathvariant="normal">:</mi>
      <mi>A</mi>
      <mrow>
        <mrow>
          <mo stretchy="false">(</mo>
          <msub>
            <mi>t</mi>
            <mn>0</mn>
          </msub>
          <mo stretchy="false">)</mo>
        </mrow>
        <mi mathvariant="normal">−</mi>
        <mrow>
          <mi stretchy="true" mathvariant="normal">{</mi>
          <mtable>
            <mtr>
              <mtd>
                <mrow>
                  <mi mathvariant="normal">∀</mi>
                  <mi mathvariant="normal">:</mi>
                  <mi>T</mi>
                  <mrow>
                    <mrow>
                      <mo stretchy="false">(</mo>
                      <mi>t</mi>
                      <mo stretchy="false">)</mo>
                    </mrow>
                    <mi mathvariant="normal">−</mi>
                    <mi mathvariant="normal">∃</mi>
                  </mrow>
                  <mi mathvariant="normal">:</mi>
                  <mi>T</mi>
                  <mrow>
                    <mo stretchy="false">(</mo>
                    <mrow>
                      <mi>t</mi>
                      <mi>'</mi>
                    </mrow>
                    <mo stretchy="false">)</mo>
                  </mrow>
                  <mi>,</mi>
                  <mi>N</mi>
                  <mrow>
                    <mo stretchy="false">(</mo>
                    <mrow>
                      <mi>t</mi>
                      <mi>,</mi>
                      <mi>t</mi>
                      <mi>'</mi>
                    </mrow>
                    <mo stretchy="false">)</mo>
                  </mrow>
                </mrow>
              </mtd>
            </mtr>
            <mtr>
              <mtd>
                <mo stretchy="false">Φ</mo>
              </mtd>
            </mtr>
            <mtr>
              <mtd>
                <mo stretchy="false">Ψ</mo>
              </mtd>
            </mtr>
          </mtable>
        </mrow>
      </mrow>
    </mrow>
    <annotation encoding="StarMath 5.0">exists : A(t_{0}) - left lbrace alignl stack{forall:T(t) - exists:T(t'),N(t,t') # %PHI # %PSI} right none</annotation>
  </semantics>
</math>
</file>

<file path=Object 2/content.xml><?xml version="1.0" encoding="utf-8"?>
<math xmlns="http://www.w3.org/1998/Math/MathML">
  <semantics>
    <mrow>
      <mi>F</mi>
      <mo stretchy="false">→</mo>
      <mi>G</mi>
    </mrow>
    <annotation encoding="StarMath 5.0">F rightarrow G </annotation>
  </semantics>
</math>
</file>